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8000001D2078999406DC6EFD6.png" manifest:media-type="image/png"/>
  <manifest:file-entry manifest:full-path="Pictures/10000000000004A10000025378061785A56FEA2A.png" manifest:media-type="image/png"/>
  <manifest:file-entry manifest:full-path="Pictures/10000000000004E600000247627BC665081A7B58.png" manifest:media-type="image/png"/>
  <manifest:file-entry manifest:full-path="Pictures/1000000000000461000002508DE27F674371DF2B.png" manifest:media-type="image/png"/>
  <manifest:file-entry manifest:full-path="Pictures/100000000000029A00000192BE8D914C4A77A211.png" manifest:media-type="image/png"/>
  <manifest:file-entry manifest:full-path="Pictures/10000000000004EC00000274F8EC2FE3D04CA6B2.png" manifest:media-type="image/png"/>
  <manifest:file-entry manifest:full-path="Pictures/100000000000026E0000023D53ED69E5A7E4108F.png" manifest:media-type="image/png"/>
  <manifest:file-entry manifest:full-path="Pictures/10000000000003C10000031DFBA9F9EF484B2F7F.png" manifest:media-type="image/png"/>
  <manifest:file-entry manifest:full-path="Pictures/10000000000004A800000279A5F690C1D1402EE7.png" manifest:media-type="image/png"/>
  <manifest:file-entry manifest:full-path="Pictures/10000000000004440000019D14A3952B5A9E699D.png" manifest:media-type="image/png"/>
  <manifest:file-entry manifest:full-path="Pictures/10000000000004330000023C3E592464617B5B3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 style:list-style-name="L2">
      <style:graphic-properties draw:stroke="none" draw:fill="none" fo:min-height="3.556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P4" style:family="paragraph">
      <style:text-properties fo:font-size="18pt"/>
    </style:style>
    <style:style style:name="P5" style:family="paragraph">
      <loext:graphic-properties draw:fill="none"/>
      <style:text-properties fo:font-size="18pt"/>
    </style:style>
    <style:style style:name="P6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412cm" svg:height="7.341cm" svg:x="4.491cm" svg:y="5.235cm">
          <draw:image xlink:href="Pictures/10000000000004440000019D14A3952B5A9E69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19.014cm" svg:height="9.466cm" svg:x="4.534cm" svg:y="4.344cm">
          <draw:image xlink:href="Pictures/10000000000003A8000001D2078999406DC6EF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2.272cm" svg:height="11.761cm" svg:x="2.165cm" svg:y="3.617cm">
          <draw:image xlink:href="Pictures/1000000000000461000002508DE27F674371DF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2.04cm" svg:height="10.246cm" svg:x="3.173cm" svg:y="3.107cm">
          <draw:image xlink:href="Pictures/10000000000004E600000247627BC665081A7B5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12.136cm" svg:height="7.325cm" svg:x="8.107cm" svg:y="6.851cm">
          <draw:image xlink:href="Pictures/100000000000029A00000192BE8D914C4A77A21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16.456cm" svg:height="15.16cm" svg:x="5.875cm" svg:y="3.003cm">
          <draw:image xlink:href="Pictures/100000000000026E0000023D53ED69E5A7E410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24.618cm" svg:height="12.269cm" svg:x="1.542cm" svg:y="3.13cm">
          <draw:image xlink:href="Pictures/10000000000004EC00000274F8EC2FE3D04CA6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21.269cm" svg:height="11.294cm" svg:x="2.973cm" svg:y="4.344cm">
          <draw:image xlink:href="Pictures/10000000000004A800000279A5F690C1D1402E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19.793cm" svg:height="10.531cm" svg:x="3.43cm" svg:y="4.125cm">
          <draw:image xlink:href="Pictures/10000000000004330000023C3E592464617B5B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1" draw:layer="layout" svg:width="23.378cm" svg:height="11.738cm" svg:x="2.491cm" svg:y="4.417cm">
          <draw:image xlink:href="Pictures/10000000000004A10000025378061785A56FEA2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draw:frame presentation:style-name="pr2" draw:layer="layout" svg:width="25.199cm" svg:height="3.506cm" svg:x="1.4cm" svg:y="0.837cm" presentation:class="title" presentation:user-transformed="true">
          <draw:text-box>
            <text:p>Back up till 23only now</text:p>
          </draw:text-box>
        </draw:frame>
        <draw:frame draw:style-name="gr3" draw:text-style-name="P3" draw:layer="layout" svg:width="24.099cm" svg:height="0.963cm" svg:x="1.083cm" svg:y="10.102cm">
          <draw:text-box>
            <text:p>https://stackoverflow.com/questions/44774512/minsdkversion-for-instantapp-support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draw:frame presentation:style-name="pr2" draw:layer="layout" svg:width="25.199cm" svg:height="3.506cm" svg:x="1.4cm" svg:y="0.837cm" presentation:class="title" presentation:user-transformed="true">
          <draw:text-box>
            <text:p>Back up till 23only now</text:p>
          </draw:text-box>
        </draw:frame>
        <draw:frame draw:style-name="gr3" draw:text-style-name="P5" draw:layer="layout" svg:width="24.099cm" svg:height="0.963cm" svg:x="1.083cm" svg:y="10.102cm">
          <draw:text-box>
            <text:p text:style-name="P4">https://stackoverflow.com/questions/44774512/minsdkversion-for-instantapp-support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draw:frame presentation:style-name="pr2" draw:layer="layout" svg:width="25.199cm" svg:height="3.506cm" svg:x="1.4cm" svg:y="0.837cm" presentation:class="title">
          <draw:text-box>
            <text:p>Important Links</text:p>
          </draw:text-box>
        </draw:frame>
        <draw:frame draw:style-name="gr4" draw:text-style-name="P3" draw:layer="layout" svg:width="26.326cm" svg:height="3.806cm" svg:x="1.03cm" svg:y="4.641cm">
          <draw:text-box>
            <text:list text:style-name="L2">
              <text:list-item>
                <text:p><text:a xlink:href="https://developer.android.com/topic/instant-apps/getting-started/first-instant-app.html" xlink:type="simple">https://developer.android.com/topic/instant-apps/getting-started/first-instant-app.html</text:a></text:p>
                <text:p/>
              </text:list-item>
              <text:list-item>
                <text:p><text:a xlink:href="https://codelabs.developers.google.com/codelabs/android-instant-apps/#4" xlink:type="simple">https://codelabs.developers.google.com/codelabs/android-instant-apps/#4</text:a></text:p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" draw:text-style-name="P1" draw:layer="layout" svg:width="21.352cm" svg:height="17.708cm" svg:x="3.08cm" svg:y="1.044cm">
          <draw:image xlink:href="Pictures/10000000000003C10000031DFBA9F9EF484B2F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4T23:07:30.632317058</meta:creation-date>
    <meta:editing-duration>PT28M14S</meta:editing-duration>
    <meta:editing-cycles>4</meta:editing-cycles>
    <meta:generator>LibreOffice/5.1.6.2$Linux_X86_64 LibreOffice_project/10m0$Build-2</meta:generator>
    <dc:date>2017-10-12T00:07:46.682434078</dc:date>
    <meta:document-statistic meta:object-count="66"/>
  </office:meta>
</office:document-meta>
</file>